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text-properties officeooo:rsid="000919bf" officeooo:paragraph-rsid="000919bf"/>
    </style:style>
    <style:style style:name="P4" style:family="paragraph" style:parent-style-name="Text_20_body" style:list-style-name="L1">
      <style:text-properties officeooo:rsid="000a163f" officeooo:paragraph-rsid="000a163f"/>
    </style:style>
    <style:style style:name="P5" style:family="paragraph" style:parent-style-name="Text_20_body" style:list-style-name="L1">
      <style:text-properties officeooo:rsid="00135649" officeooo:paragraph-rsid="00135649"/>
    </style:style>
    <style:style style:name="P6" style:family="paragraph" style:parent-style-name="Text_20_body" style:list-style-name="L2">
      <style:text-properties officeooo:rsid="001b06b6" officeooo:paragraph-rsid="001b06b6"/>
    </style:style>
    <style:style style:name="T1" style:family="text">
      <style:text-properties officeooo:rsid="0001f3f3"/>
    </style:style>
    <style:style style:name="T2" style:family="text">
      <style:text-properties officeooo:rsid="000c6377"/>
    </style:style>
    <style:style style:name="T3" style:family="text">
      <style:text-properties officeooo:rsid="000e36c5"/>
    </style:style>
    <style:style style:name="T4" style:family="text">
      <style:text-properties officeooo:rsid="0010312c"/>
    </style:style>
    <style:style style:name="T5" style:family="text">
      <style:text-properties officeooo:rsid="0011dabf"/>
    </style:style>
    <style:style style:name="T6" style:family="text">
      <style:text-properties officeooo:rsid="001e1e11"/>
    </style:style>
    <style:style style:name="T7" style:family="text">
      <style:text-properties officeooo:rsid="00251480"/>
    </style:style>
    <style:style style:name="T8" style:family="text">
      <style:text-properties officeooo:rsid="002608d8"/>
    </style:style>
    <style:style style:name="T9" style:family="text">
      <style:text-properties officeooo:rsid="0027399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21:28-46</text:h>
      <text:h text:style-name="Heading_20_2" text:outline-level="2"><text:bookmark text:name="en-GNT-26901"/>The Parable of the Two Sons (28-32)</text:h>
      <text:list xml:id="list683053369" text:style-name="L1">
        <text:list-item>
          <text:p text:style-name="P1">“Now, what do you think? There was once a man who had two sons. He went to the older one and said, ‘Son, go and work in the vineyard today.’ <text:bookmark text:name="en-GNT-26902"/>‘I don't want to,’ he answered, but later he changed his mind and went. <text:bookmark text:name="en-GNT-26903"/>Then the father went to the other son and said the same thing. ‘Yes, sir,’ he answered, but he did not go. <text:bookmark text:name="en-GNT-26904"/>Which one of the two did what his father wanted?” “The older one,” they answered. So Jesus said to them, “I tell you: the tax collectors and the prostitutes are going into the Kingdom of God ahead of you. <text:bookmark text:name="en-GNT-26905"/>For John the Baptist came to you showing you the right path to take, and you would not believe him; but the tax collectors and the prostitutes believed him. Even when you saw this, you did not later change your minds and believe him.</text:p>
        </text:list-item>
        <text:list-item>
          <text:p text:style-name="P3">Action speaks louder than words, as we saw in the parable the older son who actions but no words <text:s/>was better off that the younger son who has words but no action.</text:p>
        </text:list-item>
        <text:list-item>
          <text:p text:style-name="P4">This message was being told to the elders and chief priest who had asked Jesus by what authoity was he doing his works (Matthew21:23-27). <text:span text:style-name="T2">They knew the word and but they did not obey it, they did not put it into practice. </text:span><text:span text:style-name="T3">They heard John the baptist preach but they did not repent. </text:span><text:span text:style-name="T5">The above represent the young son who heard and accepted but did nothing. </text:span><text:span text:style-name="T4">Tax collectors and prostitutes are the ones who believed the word and were repenting. </text:span><text:span text:style-name="T5">They represent the older son who at first refused but later went out and did the task.</text:span></text:p>
        </text:list-item>
        <text:list-item>
          <text:p text:style-name="P5">Where do we stand, are we hypocrites who know the word for a facade and do the opposite in private. We should be doers of the word, we should repent and follow Christ.</text:p>
        </text:list-item>
      </text:list>
      <text:h text:style-name="Heading_20_2" text:outline-level="2"><text:bookmark text:name="en-GNT-26906"/>The Parable of the Tenants in the Vineyard <text:span text:style-name="T1">(33-46)</text:span></text:h>
      <text:list xml:id="list2853344215" text:style-name="L2">
        <text:list-item>
          <text:p text:style-name="P2">“Listen to another parable,” Jesus said. “There was once a landowner who planted a vineyard, put a fence around it, dug a hole for the wine press, and built a watchtower. Then he rented the vineyard to tenants and left home on a trip. <text:bookmark text:name="en-GNT-26907"/>When the time came to gather the grapes, he sent his slaves to the tenants to receive his share of the harvest. <text:bookmark text:name="en-GNT-26908"/>The tenants grabbed his slaves, beat one, killed another, and stoned another. <text:bookmark text:name="en-GNT-26909"/>Again the man sent other slaves, more than the first time, and the tenants treated them the same way. <text:bookmark text:name="en-GNT-26910"/>Last of all he sent his son to them. ‘Surely they will respect my son,’ he said. But when the tenants saw the son, they said to themselves, ‘This is the owner's son. Come on, let's kill him, and we will get his property!’ <text:bookmark text:name="en-GNT-26912"/>So they grabbed him, threw him out of the vineyard, and killed him.<text:bookmark text:name="en-GNT-26913"/> “Now, when the owner of the vineyard comes, what will he do to those tenants?” Jesus asked.<text:bookmark text:name="en-GNT-26914"/> “He will certainly kill those evil men,” they answered, “and rent the vineyard out to other tenants, who will give him his share of the harvest at the right time.”<text:bookmark text:name="en-GNT-26915"/> Jesus said to them, “Haven't you ever read what the Scriptures say? ‘The stone which the builders rejected as worthless turned out to be the most important of all. This was done by the Lord; what a wonderful sight it is!’<text:bookmark text:name="en-GNT-26916"/> “And so I tell you,” added Jesus, “the Kingdom of God will be taken away from you and given to a people who will produce the proper fruits.”<text:bookmark text:name="en-GNT-26918"/> The chief priests and the Pharisees heard Jesus' parables and knew that he was talking about them, <text:bookmark text:name="en-GNT-26919"/>so <text:soft-page-break/>they tried to arrest him. But they were afraid of the crowds, who considered Jesus to be a prophet.</text:p>
        </text:list-item>
        <text:list-item>
          <text:p text:style-name="P6">God sent his messangers many times with the message of repentance but the world killed them, finally he sent his son and the same was done to the son. <text:span text:style-name="T6">Soon he is coming </text:span><text:span text:style-name="T7">to</text:span><text:span text:style-name="T6"> punish those who killed his messangers <text:s/></text:span><text:span text:style-name="T8">and son, those who</text:span><text:span text:style-name="T6"> did not repent from their sins. </text:span><text:span text:style-name="T9">Let us repent or perish, the kingdom of heaven is near.</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8T00:48:56.656254046</meta:creation-date>
    <dc:date>2022-01-18T01:11:23.786962933</dc:date>
    <meta:editing-duration>PT22M16S</meta:editing-duration>
    <meta:editing-cycles>20</meta:editing-cycles>
    <meta:generator>LibreOffice/6.4.7.2$Linux_X86_64 LibreOffice_project/40$Build-2</meta:generator>
    <meta:document-statistic meta:table-count="0" meta:image-count="0" meta:object-count="0" meta:page-count="2" meta:paragraph-count="9" meta:word-count="703" meta:character-count="3677" meta:non-whitespace-character-count="2987"/>
  </office:meta>
</office:document-meta>
</file>